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10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8016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co33" style:family="table-column">
      <style:table-column-properties fo:break-before="auto" style:column-width="2.3866in"/>
    </style:style>
    <style:style style:name="co34" style:family="table-column">
      <style:table-column-properties fo:break-before="auto" style:column-width="1.007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1.2291in"/>
    </style:style>
    <style:style style:name="co37" style:family="table-column">
      <style:table-column-properties fo:break-before="auto" style:column-width="0.6929in"/>
    </style:style>
    <style:style style:name="co38" style:family="table-column">
      <style:table-column-properties fo:break-before="auto" style:column-width="1.1008in"/>
    </style:style>
    <style:style style:name="co39" style:family="table-column">
      <style:table-column-properties fo:break-before="auto" style:column-width="1.3862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57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 style:data-style-name="N11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4" style:family="table-cell" style:parent-style-name="Default" style:data-style-name="N100"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99">
      <style:text-properties style:text-position="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 style:data-style-name="N11">
      <style:table-cell-properties fo:background-color="transparent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0"/>
    <style:style style:name="ce37" style:family="table-cell" style:parent-style-name="Default" style:data-style-name="N99"/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06in" table:end-y="0.1287in" draw:z-index="1" draw:style-name="gr1" svg:width="7.8437in" svg:height="2.7571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3"/>
          <table:table-cell>
            <draw:g table:end-cell-address="Charts.Q14" table:end-x="0.1744in" table:end-y="0.0193in" draw:z-index="0">
              <draw:custom-shape draw:style-name="gr2" draw:text-style-name="P1" svg:width="2.1665in" svg:height="0.0016in" svg:x="0.6787in" svg:y="0.1571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0004in" svg:x="0.9134in" svg:y="0.1571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0004in" svg:x="0.9134in" svg:y="0.1579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622in" svg:height="3.8449in" svg:x="1.1654in" svg:y="0.1571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492in" svg:height="3.8449in" svg:x="1.1654in" svg:y="0.1579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L45" table:end-x="0.3118in" table:end-y="0.1689in" draw:z-index="2" draw:style-name="gr1" svg:width="8.0118in" svg:height="3.5764in" svg:x="0.3311in" svg:y="0.148in">
              <draw:object draw:notify-on-update-of-ranges="'PCA Conf (multiple rules, types)'.R3:'PCA Conf (multiple rules, types)'.R10 'PCA Confidence'.J2:'PCA Confidence'.J28 'PCA Confidence'.A1:'PCA Confidence'.A1 'PCA Confidence'.M2:'PCA Confidence'.M28 'Std Confidence'.J2:'Std Confidence'.J46 'Std Confidence'.A1:'Std Confidence'.A1 'Std Confidence'.M2:'Std Confidence'.M46 'PCA Conf (types)'.Q4:'PCA Conf (types)'.Q11 'PCA Conf (types)'.P3:'PCA Conf (types)'.P3 'PCA Conf (types)'.P4:'PCA Conf (types)'.P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ce17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3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3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3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3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3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3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3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table table:name="PCA Conf (types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ce14"/>
        <table:table-column table:style-name="co10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3">
          <table:table-cell office:value-type="string" calcext:value-type="string">
            <text:p>[1.0, 0.9)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Louis_Schank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bby_Holm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ie_Loughe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ck_Webb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Michele_Civett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sia_Argen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]" office:value-type="string" office:string-value="[1.0, 0.9)" calcext:value-type="string">
            <text:p>[1.0, 0.9)</text:p>
          </table:table-cell>
          <table:table-cell table:formula="of:=[.B1]" office:value-type="float" office:value="5774" calcext:value-type="float">
            <text:p>5774</text:p>
          </table:table-cell>
          <table:table-cell table:formula="of:=COUNTIF([.F2:.F31]; &quot;=True&quot;)" office:value-type="float" office:value="26" calcext:value-type="float">
            <text:p>26</text:p>
          </table:table-cell>
          <table:table-cell table:formula="of:=COUNTIF([.F2:.F31]; &quot;=False&quot;)" office:value-type="float" office:value="4" calcext:value-type="float">
            <text:p>4</text:p>
          </table:table-cell>
          <table:table-cell table:formula="of:=COUNTIF([.F2:.F31]; &quot;=Unknown&quot;)" office:value-type="float" office:value="0" calcext:value-type="float">
            <text:p>0</text:p>
          </table:table-cell>
          <table:table-cell table:formula="of:=[.J4]/([.J4]+[.K4])" office:value-type="float" office:value="0.866666666666667" calcext:value-type="float">
            <text:p>0.8666666667</text:p>
          </table:table-cell>
          <table:table-cell table:formula="of:=[.J4]" office:value-type="float" office:value="26" calcext:value-type="float">
            <text:p>26</text:p>
          </table:table-cell>
          <table:table-cell table:formula="of:=[.K4]" office:value-type="float" office:value="4" calcext:value-type="float">
            <text:p>4</text:p>
          </table:table-cell>
          <table:table-cell table:formula="of:=[.N4]/([.N4]+[.O4])" office:value-type="float" office:value="0.866666666666667" calcext:value-type="float">
            <text:p>0.8666666667</text:p>
          </table:table-cell>
          <table:table-cell table:formula="of:=[.I4]" office:value-type="float" office:value="5774" calcext:value-type="float">
            <text:p>5774</text:p>
          </table:table-cell>
        </table:table-row>
        <table:table-row table:style-name="ro3">
          <table:table-cell office:value-type="string" calcext:value-type="string">
            <text:p>&lt;Brian_Cox_(physicist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a_Milinovic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33]" office:value-type="string" office:string-value="[0.9, 0.8)" calcext:value-type="string">
            <text:p>[0.9, 0.8)</text:p>
          </table:table-cell>
          <table:table-cell table:formula="of:=[.B33]" office:value-type="float" office:value="56586" calcext:value-type="float">
            <text:p>56586</text:p>
          </table:table-cell>
          <table:table-cell table:formula="of:=COUNTIF([.F34:.F70]; &quot;=True&quot;)" office:value-type="float" office:value="18" calcext:value-type="float">
            <text:p>18</text:p>
          </table:table-cell>
          <table:table-cell table:formula="of:=COUNTIF([.F34:.F70]; &quot;=False&quot;)" office:value-type="float" office:value="15" calcext:value-type="float">
            <text:p>15</text:p>
          </table:table-cell>
          <table:table-cell table:formula="of:=COUNTIF([.F34:.F70]; &quot;=Unknown&quot;)" office:value-type="float" office:value="4" calcext:value-type="float">
            <text:p>4</text:p>
          </table:table-cell>
          <table:table-cell table:formula="of:=[.J5]/([.J5]+[.K5])" office:value-type="float" office:value="0.545454545454545" calcext:value-type="float">
            <text:p>0.5454545455</text:p>
          </table:table-cell>
          <table:table-cell table:formula="of:=[.N4]+[.J5]" office:value-type="float" office:value="44" calcext:value-type="float">
            <text:p>44</text:p>
          </table:table-cell>
          <table:table-cell table:formula="of:=[.K5]+[.O4]" office:value-type="float" office:value="19" calcext:value-type="float">
            <text:p>19</text:p>
          </table:table-cell>
          <table:table-cell table:formula="of:=[.N5]/([.N5]+[.O5])" office:value-type="float" office:value="0.698412698412698" calcext:value-type="float">
            <text:p>0.6984126984</text:p>
          </table:table-cell>
          <table:table-cell table:formula="of:=[.I5]+[.Q4]" office:value-type="float" office:value="62360" calcext:value-type="float">
            <text:p>62360</text:p>
          </table:table-cell>
        </table:table-row>
        <table:table-row table:style-name="ro3">
          <table:table-cell office:value-type="string" calcext:value-type="string">
            <text:p>&lt;Richard_Sylbe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harmagne_Leland-St.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72]" office:value-type="string" office:string-value="[0.8, 0.7)" calcext:value-type="string">
            <text:p>[0.8, 0.7)</text:p>
          </table:table-cell>
          <table:table-cell table:formula="of:=[.B72]" office:value-type="float" office:value="3403" calcext:value-type="float">
            <text:p>3403</text:p>
          </table:table-cell>
          <table:table-cell table:formula="of:=COUNTIF([.F73:.F103]; &quot;=True&quot;)" office:value-type="float" office:value="17" calcext:value-type="float">
            <text:p>17</text:p>
          </table:table-cell>
          <table:table-cell table:formula="of:=COUNTIF([.F73:.F103]; &quot;=False&quot;)" office:value-type="float" office:value="13" calcext:value-type="float">
            <text:p>13</text:p>
          </table:table-cell>
          <table:table-cell table:formula="of:=COUNTIF([.F73:.F103]; &quot;=Unknown&quot;)" office:value-type="float" office:value="1" calcext:value-type="float">
            <text:p>1</text:p>
          </table:table-cell>
          <table:table-cell table:formula="of:=[.J6]/([.J6]+[.K6])" office:value-type="float" office:value="0.566666666666667" calcext:value-type="float">
            <text:p>0.5666666667</text:p>
          </table:table-cell>
          <table:table-cell table:formula="of:=[.N5]+[.J6]" office:value-type="float" office:value="61" calcext:value-type="float">
            <text:p>61</text:p>
          </table:table-cell>
          <table:table-cell table:formula="of:=[.K6]+[.O5]" office:value-type="float" office:value="32" calcext:value-type="float">
            <text:p>32</text:p>
          </table:table-cell>
          <table:table-cell table:formula="of:=[.N6]/([.N6]+[.O6])" office:value-type="float" office:value="0.655913978494624" calcext:value-type="float">
            <text:p>0.6559139785</text:p>
          </table:table-cell>
          <table:table-cell table:formula="of:=[.I6]+[.Q5]" office:value-type="float" office:value="65763" calcext:value-type="float">
            <text:p>65763</text:p>
          </table:table-cell>
        </table:table-row>
        <table:table-row table:style-name="ro3">
          <table:table-cell office:value-type="string" calcext:value-type="string">
            <text:p>&lt;Skip_Fr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nna_Fry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05]" office:value-type="string" office:string-value="[0.7, 0.6)" calcext:value-type="string">
            <text:p>[0.7, 0.6)</text:p>
          </table:table-cell>
          <table:table-cell table:formula="of:=[.B105]" office:value-type="float" office:value="8585" calcext:value-type="float">
            <text:p>8585</text:p>
          </table:table-cell>
          <table:table-cell table:formula="of:=COUNTIF([.F106:.F135]; &quot;=True&quot;)" office:value-type="float" office:value="9" calcext:value-type="float">
            <text:p>9</text:p>
          </table:table-cell>
          <table:table-cell table:formula="of:=COUNTIF([.F106:.F135]; &quot;=False&quot;)" office:value-type="float" office:value="5" calcext:value-type="float">
            <text:p>5</text:p>
          </table:table-cell>
          <table:table-cell table:formula="of:=COUNTIF([.F106:.F135]; &quot;=Unknown&quot;)" office:value-type="float" office:value="16" calcext:value-type="float">
            <text:p>16</text:p>
          </table:table-cell>
          <table:table-cell table:formula="of:=[.J7]/([.J7]+[.K7])" office:value-type="float" office:value="0.642857142857143" calcext:value-type="float">
            <text:p>0.6428571429</text:p>
          </table:table-cell>
          <table:table-cell table:formula="of:=[.N6]+[.J7]" office:value-type="float" office:value="70" calcext:value-type="float">
            <text:p>70</text:p>
          </table:table-cell>
          <table:table-cell table:formula="of:=[.K7]+[.O6]" office:value-type="float" office:value="37" calcext:value-type="float">
            <text:p>37</text:p>
          </table:table-cell>
          <table:table-cell table:formula="of:=[.N7]/([.N7]+[.O7])" office:value-type="float" office:value="0.654205607476635" calcext:value-type="float">
            <text:p>0.6542056075</text:p>
          </table:table-cell>
          <table:table-cell table:formula="of:=[.I7]+[.Q6]" office:value-type="float" office:value="74348" calcext:value-type="float">
            <text:p>74348</text:p>
          </table:table-cell>
        </table:table-row>
        <table:table-row table:style-name="ro3">
          <table:table-cell office:value-type="string" calcext:value-type="string">
            <text:p>&lt;Victor_Gotba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etsy_Gotbau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37]" office:value-type="string" office:string-value="[0.6, 0.5)" calcext:value-type="string">
            <text:p>[0.6, 0.5)</text:p>
          </table:table-cell>
          <table:table-cell table:formula="of:=[.B137]" office:value-type="float" office:value="17343" calcext:value-type="float">
            <text:p>17343</text:p>
          </table:table-cell>
          <table:table-cell table:formula="of:=COUNTIF([.F138:.F168]; &quot;=True&quot;)" office:value-type="float" office:value="26" calcext:value-type="float">
            <text:p>26</text:p>
          </table:table-cell>
          <table:table-cell table:formula="of:=COUNTIF([.F138:.F168]; &quot;=False&quot;)" office:value-type="float" office:value="5" calcext:value-type="float">
            <text:p>5</text:p>
          </table:table-cell>
          <table:table-cell table:formula="of:=COUNTIF([.F138:.F168]; &quot;=Unknown&quot;)" office:value-type="float" office:value="0" calcext:value-type="float">
            <text:p>0</text:p>
          </table:table-cell>
          <table:table-cell table:formula="of:=[.J8]/([.J8]+[.K8])" office:value-type="float" office:value="0.838709677419355" calcext:value-type="float">
            <text:p>0.8387096774</text:p>
          </table:table-cell>
          <table:table-cell table:formula="of:=[.N7]+[.J8]" office:value-type="float" office:value="96" calcext:value-type="float">
            <text:p>96</text:p>
          </table:table-cell>
          <table:table-cell table:formula="of:=[.K8]+[.O7]" office:value-type="float" office:value="42" calcext:value-type="float">
            <text:p>42</text:p>
          </table:table-cell>
          <table:table-cell table:formula="of:=[.N8]/([.N8]+[.O8])" office:value-type="float" office:value="0.695652173913043" calcext:value-type="float">
            <text:p>0.6956521739</text:p>
          </table:table-cell>
          <table:table-cell table:formula="of:=[.I8]+[.Q7]" office:value-type="float" office:value="91691" calcext:value-type="float">
            <text:p>91691</text:p>
          </table:table-cell>
        </table:table-row>
        <table:table-row table:style-name="ro3">
          <table:table-cell office:value-type="string" calcext:value-type="string">
            <text:p>&lt;Benedict_Bogeau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lores_Mor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70]" office:value-type="string" office:string-value="[0.5, 0.4)" calcext:value-type="string">
            <text:p>[0.5, 0.4)</text:p>
          </table:table-cell>
          <table:table-cell table:formula="of:=[.B170]" office:value-type="float" office:value="34432" calcext:value-type="float">
            <text:p>34432</text:p>
          </table:table-cell>
          <table:table-cell table:formula="of:=COUNTIF([.F171:.F200]; &quot;=True&quot;)" office:value-type="float" office:value="15" calcext:value-type="float">
            <text:p>15</text:p>
          </table:table-cell>
          <table:table-cell table:formula="of:=COUNTIF([.F171:.F200]; &quot;=False&quot;)" office:value-type="float" office:value="9" calcext:value-type="float">
            <text:p>9</text:p>
          </table:table-cell>
          <table:table-cell table:formula="of:=COUNTIF([.F171:.F200]; &quot;=Unknown&quot;)" office:value-type="float" office:value="6" calcext:value-type="float">
            <text:p>6</text:p>
          </table:table-cell>
          <table:table-cell table:formula="of:=[.J9]/([.J9]+[.K9])" office:value-type="float" office:value="0.625" calcext:value-type="float">
            <text:p>0.625</text:p>
          </table:table-cell>
          <table:table-cell table:formula="of:=[.N8]+[.J9]" office:value-type="float" office:value="111" calcext:value-type="float">
            <text:p>111</text:p>
          </table:table-cell>
          <table:table-cell table:formula="of:=[.K9]+[.O8]" office:value-type="float" office:value="51" calcext:value-type="float">
            <text:p>51</text:p>
          </table:table-cell>
          <table:table-cell table:formula="of:=[.N9]/([.N9]+[.O9])" office:value-type="float" office:value="0.685185185185185" calcext:value-type="float">
            <text:p>0.6851851852</text:p>
          </table:table-cell>
          <table:table-cell table:formula="of:=[.I9]+[.Q8]" office:value-type="float" office:value="126123" calcext:value-type="float">
            <text:p>126123</text:p>
          </table:table-cell>
        </table:table-row>
        <table:table-row table:style-name="ro3">
          <table:table-cell office:value-type="string" calcext:value-type="string">
            <text:p>&lt;Haakon_V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I_of_Denmark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4, 0.3)</text:p>
          </table:table-cell>
          <table:table-cell table:formula="of:=[.B202]" office:value-type="float" office:value="15590" calcext:value-type="float">
            <text:p>15590</text:p>
          </table:table-cell>
          <table:table-cell table:formula="of:=COUNTIF([.F203:.F232]; &quot;=True&quot;)" office:value-type="float" office:value="8" calcext:value-type="float">
            <text:p>8</text:p>
          </table:table-cell>
          <table:table-cell table:formula="of:=COUNTIF([.F203:.F232]; &quot;=False&quot;)" office:value-type="float" office:value="8" calcext:value-type="float">
            <text:p>8</text:p>
          </table:table-cell>
          <table:table-cell table:formula="of:=COUNTIF([.F203:.F232]; &quot;=Unknown&quot;)" office:value-type="float" office:value="14" calcext:value-type="float">
            <text:p>14</text:p>
          </table:table-cell>
          <table:table-cell table:formula="of:=[.J10]/([.J10]+[.K10])" office:value-type="float" office:value="0.5" calcext:value-type="float">
            <text:p>0.5</text:p>
          </table:table-cell>
          <table:table-cell table:formula="of:=[.N9]+[.J10]" office:value-type="float" office:value="119" calcext:value-type="float">
            <text:p>119</text:p>
          </table:table-cell>
          <table:table-cell table:formula="of:=[.K10]+[.O9]" office:value-type="float" office:value="59" calcext:value-type="float">
            <text:p>59</text:p>
          </table:table-cell>
          <table:table-cell table:formula="of:=[.N10]/([.N10]+[.O10])" office:value-type="float" office:value="0.668539325842697" calcext:value-type="float">
            <text:p>0.6685393258</text:p>
          </table:table-cell>
          <table:table-cell table:formula="of:=[.I10]+[.Q9]" office:value-type="float" office:value="141713" calcext:value-type="float">
            <text:p>141713</text:p>
          </table:table-cell>
        </table:table-row>
        <table:table-row table:style-name="ro3">
          <table:table-cell office:value-type="string" calcext:value-type="string">
            <text:p>&lt;Roscoe_Bor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berta_Weis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3, 0.2)</text:p>
          </table:table-cell>
          <table:table-cell table:formula="of:=[.B234]" office:value-type="float" office:value="204582" calcext:value-type="float">
            <text:p>204582</text:p>
          </table:table-cell>
          <table:table-cell table:formula="of:=COUNTIF([.F235:.F265]; &quot;=True&quot;)" office:value-type="float" office:value="12" calcext:value-type="float">
            <text:p>12</text:p>
          </table:table-cell>
          <table:table-cell table:formula="of:=COUNTIF([.F235:.F265]; &quot;=False&quot;)" office:value-type="float" office:value="13" calcext:value-type="float">
            <text:p>13</text:p>
          </table:table-cell>
          <table:table-cell table:formula="of:=COUNTIF([.F235:.F265]; &quot;=Unknown&quot;)" office:value-type="float" office:value="6" calcext:value-type="float">
            <text:p>6</text:p>
          </table:table-cell>
          <table:table-cell table:formula="of:=[.J11]/([.J11]+[.K11])" office:value-type="float" office:value="0.48" calcext:value-type="float">
            <text:p>0.48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K11]+[.O10]" office:value-type="float" office:value="72" calcext:value-type="float">
            <text:p>72</text:p>
          </table:table-cell>
          <table:table-cell table:formula="of:=[.N11]/([.N11]+[.O11])" office:value-type="float" office:value="0.645320197044335" calcext:value-type="float">
            <text:p>0.645320197</text:p>
          </table:table-cell>
          <table:table-cell table:formula="of:=[.I11]+[.Q10]" office:value-type="float" office:value="346295" calcext:value-type="float">
            <text:p>346295</text:p>
          </table:table-cell>
        </table:table-row>
        <table:table-row table:style-name="ro3">
          <table:table-cell office:value-type="string" calcext:value-type="string">
            <text:p>&lt;Pamela_Des_Barr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ael_Des_Barr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as_de_Wa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959141704175074" calcext:value-type="float">
            <text:p>0.959141704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itta_Brun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II_of_the_Netherla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men_Castill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Xavier_Cuga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uter_Crabeth_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79878057319303" calcext:value-type="float">
            <text:p>0.979878057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mone_Gbagb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urent_Gbagb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_Viswa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en_Pater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o_Alatrist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iadne_Welt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harad_Re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hristopher_Cazenov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T._Beit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Royster_Bei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Ca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nne_Nichols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nneth_Harl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y_McLaughl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ith_Borel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Coxe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Lenn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_Lennon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Albert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of_Prussia_(1855–1888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Scherr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Comp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Cartwrigh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office:value-type="float" office:value="56586" calcext:value-type="float">
            <text:p>56586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._A._C._Cre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_Hag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he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rtugu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mirint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iva_(UTS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au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ovice_(Bruntál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rachoH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Yep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rohně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voj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k_(Pardub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udovika_of_Austria-Este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e_Caroline_of_Austria&gt;</text:p>
          </table:table-cell>
          <table:table-cell office:value-type="float" office:value="0.8463669122533" calcext:value-type="float">
            <text:p>0.8463669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ravian-Silesian_Reg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fia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lisla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~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Fran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dj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abua_Jo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chva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voj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itro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lýnské_Struhadl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chweiler,_Grevenmach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y_Ho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Vietna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elnik,_Macedon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lendo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a_María_(volcano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yan_languages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o_Kassa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áhoYí_(Tábor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ít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y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ukov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uzi_Per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Schoenfel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Farm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wan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Langley_D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Foster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del_Carmen_Bousada_de_La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i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orenzo_Villore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berto_Co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Alver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rand_Duke_Nicholas_Mikhailovich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drick_Berck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sil_Rakoc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skar_von_Boddi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eran_Phel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ilaz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uritiu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de_Bernard_de_Mar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kola_Ivanovych_Tselui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annis_Liritz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ree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ggie_Renfr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rhard_G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_Bou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Walker_(cricke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no_II,_Count_of_East_Fri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ylyp_Orly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van_Shestak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Rubing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ordon_Murr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ía_de_los_Ángeles_Alvariñ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tto_Brau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rbert_Gibbo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office:value-type="float" office:value="8585" calcext:value-type="float">
            <text:p>8585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eMpkolan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Kamehameha_III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rre_Ray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gotá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a_Joh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beka_K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lniu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G._Han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Zionsville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D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ackfoot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o_Lii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monds,_Washington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ell_(Royal_Navy_offic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rickhowel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ybille_Bam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n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ke_Siew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._Eng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hester,_New_York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k_R._Flem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linton,_Mississipp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raham_(policy_analy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oomington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E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land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y_Akinwand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Botelh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lso_Laf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ão_Paul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us_Copi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rad,_Roman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Sophie_Reventlow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Christian_VI_of_Denmark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ven_V._Robert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thesda,_Maryland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_Pitro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vin_Dund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Cleve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Elizabeth_I_of_England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minika_Piątkowsk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ód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chibald_Hi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isal_Karim_Kund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simo_Pacett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ond_Hegn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tavanger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il_deGrasse_Ty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ctoria_Borwi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82726106723196" calcext:value-type="float">
            <text:p>0.6827261067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office:value-type="float" office:value="17343" calcext:value-type="float">
            <text:p>1734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Obed_Góm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uerto_Rico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owper_(anatom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ntamun_(20th_dynasty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Duathathor-Henuttawy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aptiste_Joseph_Delamb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o_de_Sá_Cardos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isbon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ss_Ludovika_of_Bavari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unich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sa_Ibrahi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alter_Hew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C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eeb-ul-Has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ugen_Filott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Dowiyogo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Valdon_Dowiyogo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Wall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e_W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ngapo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un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ald_III_of_Denmark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i_Chantavoin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ard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eopoldine_of_Aust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a_Anna_Josepha_of_Aust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mne_(third_wife_of_Herod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erod_Antipas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tthias_Lech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Dawk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Tennan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Graham_(Scottish_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end_Hey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ra_Crav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Shishman_of_Bulga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Ivan_Stephen_of_Bulga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John_I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iampino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eshan_Anis_Siddiqu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J.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Leon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office:value-type="float" office:value="34432" calcext:value-type="float">
            <text:p>3443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rince_Leopold,_Count_of_Syrac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is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Grandison_Fin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berli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oude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ravské_Budějovic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vele_Sch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Blanch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lverde,_Texa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Ferdinand_Philippe,_Duk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rdinand_Philippe,_Duk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by_Gold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ami_Beach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opher_Greenup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Ouse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Ousel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Celestine_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_Mos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Frederick_Ben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hiladelph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emary_Sutcl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hichester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laudia_Cockbur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jan_Żeligow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o_Kl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llinoi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got_Graha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Randolph_Hears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semary_Davi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iel_Phineas_Woodbu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y_West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ebonianus_Gall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rni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berhard_Wolfr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mburg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mperor_Shenzong_of_S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Shenzong_of_Son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chas_Menachem_Al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id_Benn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libu,_Californ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umbus_Dela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unt_Verno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neichi_Ko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avao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Asc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istair_Coo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stair_Cook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dolf_Stöger-Steiner_von_Steinstätt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raz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mber_Moo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mber_Moor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office:value-type="float" office:value="15590" calcext:value-type="float">
            <text:p>15590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erzy_Z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econd_Polish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Dicke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an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zmul_Zygielboj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sa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nny_K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bba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Kee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el-Dominique_Boyé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dré_Mas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ja_Hajdu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._Ramases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_Friedrich_Kers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kolai_Ladovsk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McNally,_Baron_McNal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Hornblow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e_Caban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co_Dome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_Gill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wart_Jack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rack_Gould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manath_Tago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Uday_Sah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tyana_Goliko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spars_Liep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ison_Pinea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nut_Wick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e_Boy_Gr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rikrishna_Rau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c_Fein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Dakot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_Philb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ta_Levi-Montalc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office:value-type="float" office:value="204582" calcext:value-type="float">
            <text:p>20458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Douglas_R._Campb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gary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rquato_Tass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rik_O'Rega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nstantin_Daniel_Stah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ucharest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rk_Wat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_Mabry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Fitzpatrick_(acto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maha,_Nebrask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nichi_Suwab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oky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kijirM_Lnish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amba,_HyMg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ouse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ph_Sydney_Yo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dro_Tomaš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A._Sieb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stings,_Minnesota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_Hoed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io_Argento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Cat_o'_Nine_Tails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mar_Abdel_Aziz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airo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C._Cla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Nicholas_II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terb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niero_Colasa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pal_States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ylor_Nichol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uisville,_Kentucky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Schüb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eilbron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C._Saw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kron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n_Walla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range_County,_Florida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well_S._Rip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orthington,_Ohi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ssell_Cheu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ng_Kong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sabella_of_Franc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zo_G._Castella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el_Polla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kokie,_Illinois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k_Gre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rk_(city)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Vajd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ncenz_Mü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azi_German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 style:data-style-name="N2" text:time-value="18:07:01.109870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04-11T18:09:28.864223239</dc:date>
    <meta:editing-duration>P11DT1H14M52S</meta:editing-duration>
    <meta:editing-cycles>102</meta:editing-cycles>
    <meta:generator>LibreOffice/4.2.7.2$Linux_X86_64 LibreOffice_project/420m0$Build-2</meta:generator>
    <meta:document-statistic meta:table-count="7" meta:cell-count="66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1cm" svg:height="9.085cm" xlink:href=".." xlink:type="simple" chart:class="chart:scatter" chart:style-name="ch1">
        <chart:legend svg:x="13.979cm" svg:y="0cm" style:legend-expansion="custom" chartooo:width="6.292cm" chartooo:height="2.067cm" style:legend-expansion-aspect-ratio="3.0440251572327" chart:style-name="ch2"/>
        <chart:plot-area chart:style-name="ch3" table:cell-range-address="'PCA Conf (multiple rules, types)'.R3:'PCA Conf (multiple rules, types)'.R10 'PCA Confidence'.J2:'PCA Confidence'.J28 'PCA Confidence'.A1:'PCA Confidence'.A1 'PCA Confidence'.M2:'PCA Confidence'.M28 'Std Confidence'.A1:'Std Confidence'.A1 'Std Confidence'.M2:'Std Confidence'.M46 'PCA Conf (types)'.P3:'PCA Conf (types)'.P11" chart:data-source-has-labels="both" svg:x="1.393cm" svg:y="0.139cm" svg:width="18.844cm" svg:height="7.668cm">
          <chartooo:coordinate-region svg:x="3.152cm" svg:y="0.378cm" svg:width="16.448cm" svg:height="6.703cm"/>
          <chart:axis chart:dimension="x" chart:name="primary-x" chart:style-name="ch4" chartooo:axis-type="auto">
            <chart:title svg:x="5.826cm" svg:y="7.984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0.326cm" svg:y="6.425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1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types</text:p>
                <draw:g>
                  <svg:desc>'PCA Conf (types)'.P3:'PCA Conf (types)'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</table:table-row>
            <table:table-row>
              <table:table-cell office:value-type="string"/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